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a65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Dataset</text:p>
          </table:table-cell>
          <table:table-cell table:style-name="ce1" office:value-type="string" calcext:value-type="string">
            <text:p>NRO(our)</text:p>
          </table:table-cell>
          <table:table-cell table:number-columns-repeated="2"/>
          <table:table-cell table:style-name="ce1" office:value-type="string" calcext:value-type="string">
            <text:p>AbBSF(Kushal da’s)</text:p>
          </table:table-cell>
          <table:table-cell table:number-columns-repeated="2"/>
          <table:table-cell table:style-name="ce1" office:value-type="string" calcext:value-type="string">
            <text:p>RTHS(Kushal da,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s</text:p>
          </table:table-cell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Features</text:p>
          </table:table-cell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Features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eastcancer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9928" calcext:value-type="float">
            <text:p>0.9928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0.9928" calcext:value-type="float">
            <text:p>0.99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eastE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825" calcext:value-type="float">
            <text:p>0.98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gressEW</text:p>
          </table:table-cell>
          <table:table-cell office:value-type="float" office:value="6" calcext:value-type="float">
            <text:p>6</text:p>
          </table:table-cell>
          <table:table-cell office:value-type="float" office:value="0.988505747126437" calcext:value-type="float">
            <text:p>0.98850574712643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actl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actly2</text:p>
          </table:table-cell>
          <table:table-cell office:value-type="float" office:value="7.4" calcext:value-type="float">
            <text:p>7.4</text:p>
          </table:table-cell>
          <table:table-cell office:value-type="float" office:value="0.795" calcext:value-type="float">
            <text:p>0.79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815" calcext:value-type="float">
            <text:p>0.8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artEW</text:p>
          </table:table-cell>
          <table:table-cell office:value-type="float" office:value="5.3" calcext:value-type="float">
            <text:p>5.3</text:p>
          </table:table-cell>
          <table:table-cell office:value-type="float" office:value="0.925925925925926" calcext:value-type="float">
            <text:p>0.9259259259259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444" calcext:value-type="float">
            <text:p>0.944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44" calcext:value-type="float">
            <text:p>0.9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onosphereEW</text:p>
          </table:table-cell>
          <table:table-cell office:value-type="float" office:value="16.7" calcext:value-type="float">
            <text:p>16.7</text:p>
          </table:table-cell>
          <table:table-cell office:value-type="float" office:value="0.985714285714286" calcext:value-type="float">
            <text:p>0.98571428571428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851" calcext:value-type="float">
            <text:p>0.985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rVsKpEW</text:p>
          </table:table-cell>
          <table:table-cell office:value-type="float" office:value="26" calcext:value-type="float">
            <text:p>26</text:p>
          </table:table-cell>
          <table:table-cell office:value-type="float" office:value="0.9921" calcext:value-type="float">
            <text:p>0.992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9906" calcext:value-type="float">
            <text:p>0.990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875" calcext:value-type="float">
            <text:p>0.98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ymphography</text:p>
          </table:table-cell>
          <table:table-cell office:value-type="float" office:value="6.2" calcext:value-type="float">
            <text:p>6.2</text:p>
          </table:table-cell>
          <table:table-cell office:value-type="float" office:value="0.966666666666667" calcext:value-type="float">
            <text:p>0.96666666666666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667" calcext:value-type="float">
            <text:p>0.9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-of-n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englungEW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onar</text:p>
          </table:table-cell>
          <table:table-cell office:value-type="float" office:value="12" calcext:value-type="float">
            <text:p>12</text:p>
          </table:table-cell>
          <table:table-cell office:value-type="float" office:value="0.928571428571429" calcext:value-type="float">
            <text:p>0.92857142857142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762" calcext:value-type="float">
            <text:p>0.976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ectEW</text:p>
          </table:table-cell>
          <table:table-cell office:value-type="float" office:value="8.1" calcext:value-type="float">
            <text:p>8.1</text:p>
          </table:table-cell>
          <table:table-cell office:value-type="float" office:value="0.944444444444444" calcext:value-type="float">
            <text:p>0.94444444444444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444" calcext:value-type="float">
            <text:p>0.94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815" calcext:value-type="float">
            <text:p>0.98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c-tac-toe</text:p>
          </table:table-cell>
          <table:table-cell office:value-type="float" office:value="6" calcext:value-type="float">
            <text:p>6</text:p>
          </table:table-cell>
          <table:table-cell office:value-type="float" office:value="0.807291666666667" calcext:value-type="float">
            <text:p>0.8072916666666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854" calcext:value-type="float">
            <text:p>0.885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838" calcext:value-type="float">
            <text:p>0.8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ot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aveformEW</text:p>
          </table:table-cell>
          <table:table-cell office:value-type="float" office:value="29" calcext:value-type="float">
            <text:p>29</text:p>
          </table:table-cell>
          <table:table-cell office:value-type="float" office:value="0.884" calcext:value-type="float">
            <text:p>0.88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86" calcext:value-type="float">
            <text:p>0.8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41" calcext:value-type="float">
            <text:p>0.8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ine</text:p>
          </table:table-cell>
          <table:table-cell office:value-type="float" office:value="4" calcext:value-type="float">
            <text:p>4</text:p>
          </table:table-cell>
          <table:table-cell office:value-type="float" office:value="0.972222222222222" calcext:value-type="float">
            <text:p>0.9722222222222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Zoo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/00/0000</text:date>, <text:time style:data-style-name="N2" text:time-value="14:25:15.276816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2T09:09:35.518405607</meta:creation-date>
    <dc:date>2020-07-10T16:32:10.236874567</dc:date>
    <meta:editing-duration>PT3H40M11S</meta:editing-duration>
    <meta:editing-cycles>21</meta:editing-cycles>
    <meta:generator>LibreOffice/6.0.7.3$Linux_X86_64 LibreOffice_project/00m0$Build-3</meta:generator>
    <meta:document-statistic meta:table-count="1" meta:cell-count="155" meta:object-count="0"/>
  </office:meta>
</office:document-meta>
</file>